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5F914E6F45CEF3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75cm, 9.665cm, 16.077cm, 7.5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699cm" svg:height="11.607cm" svg:x="0.201cm" svg:y="0.2cm">
          <draw:image xlink:href="Pictures/10000000000005E8000007E085F914E6F45CEF3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2:00.844912673</dc:date>
    <meta:editing-duration>PT2M48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